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Explorations of Category Theory for Self-Sovreign Identit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lliptic Curves</text:p>
          </draw:text-box>
        </draw:frame>
        <draw:frame draw:style-name="gr2" draw:layer="layout" svg:width="9.632cm" svg:height="0.528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.584cm" svg:height="0.528cm" svg:x="1.524cm" svg:y="5.8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2.723cm" svg:height="0.528cm" svg:x="1.524cm" svg:y="7.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22.206cm" svg:height="0.962cm" svg:x="4.62cm" svg:y="5.588cm">
          <draw:text-box>
            <text:p>Weierstrauss Form {used for secp256k1, secp256r1, secp384rl, secp521r1}<text:span text:style-name="T1">2,3</text:span></text:p>
          </draw:text-box>
        </draw:frame>
        <draw:frame draw:style-name="gr4" draw:text-style-name="P4" draw:layer="layout" svg:width="11.415cm" svg:height="0.962cm" svg:x="4.73cm" svg:y="7.366cm">
          <draw:text-box>
            <text:p>Montgomery Form {used for ed25519}<text:span text:style-name="T1">3</text:span></text:p>
          </draw:text-box>
        </draw:frame>
        <draw:frame draw:style-name="gr5" draw:text-style-name="P4" draw:layer="layout" svg:width="6.831cm" svg:height="0.962cm" svg:x="11.43cm" svg:y="3.356cm">
          <draw:text-box>
            <text:p>General Elliptic Curve<text:span text:style-name="T1">1</text:span></text:p>
          </draw:text-box>
        </draw:frame>
        <draw:frame draw:style-name="gr6" draw:text-style-name="P4" draw:layer="layout" svg:width="15.748cm" svg:height="0.962cm" svg:x="1.27cm" svg:y="10.668cm">
          <draw:text-box>
            <text:p>1. https://mathworld.wolfram.com/EllipticCurve.html</text:p>
          </draw:text-box>
        </draw:frame>
        <draw:frame draw:style-name="gr7" draw:text-style-name="P4" draw:layer="layout" svg:width="13.592cm" svg:height="0.962cm" svg:x="1.314cm" svg:y="11.938cm">
          <draw:text-box>
            <text:p>2. <text:a xlink:href="http://www.secg.org/sec2-v2.pdf" xlink:type="simple">http://www.secg.org/sec2-v2.pdf</text:a><text:s/>, pg. 9 - 12 </text:p>
          </draw:text-box>
        </draw:frame>
        <draw:frame draw:style-name="gr8" draw:text-style-name="P4" draw:layer="layout" svg:width="25.69cm" svg:height="0.962cm" svg:x="1.318cm" svg:y="13.09cm">
          <draw:text-box>
            <text:p><text:span text:style-name="T2">3. </text:span><text:span text:style-name="T2"><text:a xlink:href="https://nvlpubs.nist.gov/nistpubs/SpecialPublications/NIST.SP.800-186-draft.pdf" xlink:type="simple">https://nvlpubs.nist.gov/nistpubs/SpecialPublications/NIST.SP.800-186-draft.pdf</text:a></text:span>, pg. 38 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lliptic Curves (cont.)</text:p>
          </draw:text-box>
        </draw:frame>
        <draw:frame draw:style-name="gr2" draw:text-style-name="P3" draw:layer="layout" svg:width="4.007cm" svg:height="0.559cm" svg:x="2.032cm" svg:y="3.50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4.146cm" svg:height="0.559cm" svg:x="2.032cm" svg:y="4.5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4" draw:layer="layout" svg:width="16.002cm" svg:height="1.016cm" svg:x="7.874cm" svg:y="3.302cm">
          <draw:text-box>
            <text:p>p is a large prime number, p * p Finite Field</text:p>
          </draw:text-box>
        </draw:frame>
        <draw:frame draw:style-name="gr10" draw:text-style-name="P4" draw:layer="layout" svg:width="14.095cm" svg:height="0.962cm" svg:x="8.382cm" svg:y="5.842cm">
          <draw:text-box>
            <text:p>How does modulo p allow you to form a group??</text:p>
          </draw:text-box>
        </draw:frame>
        <draw:frame draw:style-name="gr11" draw:text-style-name="P5" draw:layer="layout" svg:width="0.502cm" svg:height="1.187cm" svg:x="12.192cm" svg:y="10.668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oups in ECC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yptographic Signatures: ECDSA</text:p>
          </draw:text-box>
        </draw:frame>
        <draw:frame draw:style-name="gr2" draw:layer="layout" svg:width="1.688cm" svg:height="0.47cm" svg:x="1.46cm" svg:y="4.22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.193cm" svg:height="0.53cm" svg:x="1.424cm" svg:y="4.8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5.589cm" svg:height="0.588cm" svg:x="3.556cm" svg:y="4.74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0.429cm" svg:height="0.47cm" svg:x="1.424cm" svg:y="5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4" draw:layer="layout" svg:width="10.414cm" svg:height="0.662cm" svg:x="1.778cm" svg:y="5.434cm">
          <draw:text-box>
            <text:p><text:span text:style-name="T3">is a random secret number used once in the range [0...n-1]</text:span></text:p>
          </draw:text-box>
        </draw:frame>
        <draw:frame draw:style-name="gr2" draw:text-style-name="P3" draw:layer="layout" svg:width="0.639cm" svg:height="0.53cm" svg:x="1.324cm" svg:y="6.1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4" draw:layer="layout" svg:width="5.758cm" svg:height="0.662cm" svg:x="1.862cm" svg:y="6.096cm">
          <draw:text-box>
            <text:p><text:span text:style-name="T3">is the x-coordinate of P</text:span></text:p>
          </draw:text-box>
        </draw:frame>
        <draw:frame draw:style-name="gr2" draw:text-style-name="P3" draw:layer="layout" svg:width="0.424cm" svg:height="0.47cm" svg:x="1.424cm" svg:y="6.9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4" draw:layer="layout" svg:width="9.552cm" svg:height="0.662cm" svg:x="1.778cm" svg:y="6.858cm">
          <draw:text-box>
            <text:p><text:span text:style-name="T3">is the order of the subgroup of the points generated by </text:span></text:p>
          </draw:text-box>
        </draw:frame>
        <draw:frame draw:style-name="gr2" draw:text-style-name="P3" draw:layer="layout" svg:width="0.522cm" svg:height="0.47cm" svg:x="10.826cm" svg:y="6.96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3" draw:layer="layout" svg:width="0.584cm" svg:height="0.53cm" svg:x="1.448cm" svg:y="7.6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4" draw:layer="layout" svg:width="5.758cm" svg:height="0.662cm" svg:x="15.494cm" svg:y="5.764cm">
          <draw:text-box>
            <text:p><text:span text:style-name="T3">is the public key</text:span></text:p>
          </draw:text-box>
        </draw:frame>
        <draw:frame draw:style-name="gr2" draw:text-style-name="P3" draw:layer="layout" svg:width="0.521cm" svg:height="0.47cm" svg:x="1.411cm" svg:y="8.3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4" draw:layer="layout" svg:width="5.758cm" svg:height="0.662cm" svg:x="1.932cm" svg:y="8.228cm">
          <draw:text-box>
            <text:p><text:span text:style-name="T3">is the message</text:span></text:p>
          </draw:text-box>
        </draw:frame>
        <draw:frame draw:style-name="gr13" draw:text-style-name="P4" draw:layer="layout" svg:width="5.758cm" svg:height="0.662cm" svg:x="1.354cm" svg:y="3.402cm">
          <draw:text-box>
            <text:p><text:span text:style-name="T3">To generate a signature <text:s/>{</text:span></text:p>
          </draw:text-box>
        </draw:frame>
        <draw:frame draw:style-name="gr2" draw:text-style-name="P3" draw:layer="layout" svg:width="0.783cm" svg:height="0.47cm" svg:x="5.842cm" svg:y="3.49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4" draw:layer="layout" svg:width="5.758cm" svg:height="0.662cm" svg:x="6.488cm" svg:y="3.402cm">
          <draw:text-box>
            <text:p><text:span text:style-name="T3">} :</text:span></text:p>
          </draw:text-box>
        </draw:frame>
        <draw:frame draw:style-name="gr2" draw:text-style-name="P3" draw:layer="layout" svg:width="2.527cm" svg:height="0.588cm" svg:x="14.986cm" svg:y="4.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5" draw:layer="layout" svg:width="0.502cm" svg:height="0.962cm" svg:x="18.542cm" svg:y="4.064cm">
          <draw:text-box>
            <text:p/>
          </draw:text-box>
        </draw:frame>
        <draw:frame draw:style-name="gr13" draw:text-style-name="P4" draw:layer="layout" svg:width="5.758cm" svg:height="0.662cm" svg:x="17.61cm" svg:y="3.932cm">
          <draw:text-box>
            <text:p><text:span text:style-name="T3">is the modular inverse of </text:span></text:p>
          </draw:text-box>
        </draw:frame>
        <draw:frame draw:style-name="gr2" draw:text-style-name="P3" draw:layer="layout" svg:width="0.39cm" svg:height="0.47cm" svg:x="22.016cm" svg:y="4.03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3" draw:layer="layout" svg:width="6.198cm" svg:height="0.542cm" svg:x="14.986cm" svg:y="4.6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3" draw:layer="layout" svg:width="1.603cm" svg:height="0.53cm" svg:x="15.586cm" svg:y="5.33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4" draw:layer="layout" svg:width="5.758cm" svg:height="0.662cm" svg:x="17.018cm" svg:y="5.234cm">
          <draw:text-box>
            <text:p><text:span text:style-name="T3">the signature is valid</text:span></text:p>
          </draw:text-box>
        </draw:frame>
        <draw:frame draw:style-name="gr13" draw:text-style-name="P4" draw:layer="layout" svg:width="5.758cm" svg:height="0.662cm" svg:x="1.932cm" svg:y="7.566cm">
          <draw:text-box>
            <text:p><text:span text:style-name="T3">is the private signing key</text:span></text:p>
          </draw:text-box>
        </draw:frame>
        <draw:frame draw:style-name="gr13" draw:text-style-name="P4" draw:layer="layout" svg:width="5.758cm" svg:height="0.662cm" svg:x="14.87cm" svg:y="5.234cm">
          <draw:text-box>
            <text:p><text:span text:style-name="T3">if</text:span></text:p>
          </draw:text-box>
        </draw:frame>
        <draw:frame draw:style-name="gr13" draw:text-style-name="P4" draw:layer="layout" svg:width="5.758cm" svg:height="0.662cm" svg:x="14.816cm" svg:y="3.348cm">
          <draw:text-box>
            <text:p><text:span text:style-name="T3">Validate the signature:</text:span></text:p>
          </draw:text-box>
        </draw:frame>
        <draw:frame draw:style-name="gr2" draw:text-style-name="P3" draw:layer="layout" svg:width="0.61cm" svg:height="0.53cm" svg:x="14.986cm" svg:y="5.89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4" draw:layer="layout" svg:width="5.758cm" svg:height="0.662cm" svg:x="14.87cm" svg:y="5.234cm">
          <draw:text-box>
            <text:p><text:span text:style-name="T3">if</text:span></text:p>
          </draw:text-box>
        </draw:frame>
        <draw:frame draw:style-name="gr13" draw:text-style-name="P4" draw:layer="layout" svg:width="5.758cm" svg:height="0.662cm" svg:x="14.87cm" svg:y="5.234cm">
          <draw:text-box>
            <text:p><text:span text:style-name="T3">if</text:span></text:p>
          </draw:text-box>
        </draw:frame>
        <draw:frame draw:style-name="gr2" draw:text-style-name="P3" draw:layer="layout" svg:width="0.522cm" svg:height="0.47cm" svg:x="1.424cm" svg:y="8.9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4" draw:layer="layout" svg:width="5.758cm" svg:height="0.662cm" svg:x="1.932cm" svg:y="8.89cm">
          <draw:text-box>
            <text:p><text:span text:style-name="T3">is the generator point</text:span></text:p>
          </draw:text-box>
        </draw:frame>
        <draw:frame draw:style-name="gr13" draw:text-style-name="P4" draw:layer="layout" svg:width="5.758cm" svg:height="1.073cm" svg:x="9.398cm" svg:y="11.684cm">
          <draw:text-box>
            <text:p><text:span text:style-name="T3">Where the points for G fall? <text:s/>Reference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yptographic Signatures: EdDS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inition of a Grou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inition of a Catego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at does FQL, CQL, and Hydra Do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1-08T17:59:20.588760328</meta:creation-date>
    <dc:date>2022-11-12T22:24:32.471150423</dc:date>
    <meta:editing-duration>PT1H4M25S</meta:editing-duration>
    <meta:editing-cycles>13</meta:editing-cycles>
    <meta:generator>LibreOffice/6.3.4.2$Linux_X86_64 LibreOffice_project/60da17e045e08f1793c57c00ba83cdfce946d0aa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3</mn>
        </msup>
        <mo stretchy="false">+</mo>
        <msup>
          <mi mathvariant="italic">Bx</mi>
          <mn>2</mn>
        </msup>
      </mrow>
      <mrow>
        <mrow>
          <mi>y</mi>
          <mo stretchy="false">+</mo>
          <msup>
            <mi mathvariant="italic">Cxy</mi>
            <mn>2</mn>
          </msup>
          <mo stretchy="false">+</mo>
          <msup>
            <mi mathvariant="italic">Dy</mi>
            <mn>3</mn>
          </msup>
          <mo stretchy="false">+</mo>
          <msup>
            <mi mathvariant="italic">Ex</mi>
            <mn>2</mn>
          </msup>
          <mo stretchy="false">+</mo>
          <mi mathvariant="italic">Fxy</mi>
          <mo stretchy="false">+</mo>
          <msup>
            <mi mathvariant="italic">Gy</mi>
            <mn>2</mn>
          </msup>
          <mo stretchy="false">+</mo>
          <mi mathvariant="italic">Hx</mi>
          <mo stretchy="false">+</mo>
          <mi mathvariant="italic">Iy</mi>
          <mo stretchy="false">+</mo>
          <mi>J</mi>
        </mrow>
        <mo stretchy="false">=</mo>
        <mn>0</mn>
      </mrow>
    </mrow>
    <annotation encoding="StarMath 5.0">Ax^{3} + Bx^{2}y + Cxy^{ 2} + Dy^{3} + Ex^{2} + Fxy + Gy^{2} + Hx + Iy + J = 0</annotation>
  </semantics>
</math>
</file>

<file path=Object 10/content.xml><?xml version="1.0" encoding="utf-8"?>
<math xmlns="http://www.w3.org/1998/Math/MathML" display="block">
  <semantics>
    <msub>
      <mi>P</mi>
      <mi>x</mi>
    </msub>
    <annotation encoding="StarMath 5.0">P_{x}  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i>G</mi>
    <annotation encoding="StarMath 5.0">G</annotation>
  </semantics>
</math>
</file>

<file path=Object 13/content.xml><?xml version="1.0" encoding="utf-8"?>
<math xmlns="http://www.w3.org/1998/Math/MathML" display="block">
  <semantics>
    <msub>
      <mi>d</mi>
      <mi>v</mi>
    </msub>
    <annotation encoding="StarMath 5.0">d_{v} 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row>
      <mi>r</mi>
      <mi>,</mi>
      <mi>s</mi>
    </mrow>
    <annotation encoding="StarMath 5.0">r , s</annotation>
  </semantics>
</math>
</file>

<file path=Object 16/content.xml><?xml version="1.0" encoding="utf-8"?>
<math xmlns="http://www.w3.org/1998/Math/MathML" display="block">
  <semantics>
    <mrow>
      <mrow>
        <msub>
          <mi>s</mi>
          <mi>m</mi>
        </msub>
        <mo stretchy="false">=</mo>
        <msup>
          <mi>s</mi>
          <mrow>
            <mo stretchy="false">−</mo>
            <mn>1</mn>
          </mrow>
        </msup>
      </mrow>
      <mi mathvariant="italic">mod</mi>
      <mi>n</mi>
    </mrow>
    <annotation encoding="StarMath 5.0">s_{m} = s^{-1} mod n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8/content.xml><?xml version="1.0" encoding="utf-8"?>
<math xmlns="http://www.w3.org/1998/Math/MathML" display="block">
  <semantics>
    <mrow>
      <mi>R</mi>
      <mrow>
        <mi>'</mi>
        <mo stretchy="false">=</mo>
        <mrow>
          <mrow>
            <mrow>
              <mo fence="true" stretchy="false">(</mo>
              <mrow>
                <mrow>
                  <mi mathvariant="italic">hash</mi>
                  <mrow>
                    <mrow>
                      <mo fence="true" stretchy="false">(</mo>
                      <mrow>
                        <mi>m</mi>
                      </mrow>
                      <mo fence="true" stretchy="false">)</mo>
                    </mrow>
                    <mo stretchy="false">∗</mo>
                    <msub>
                      <mi>s</mi>
                      <mi>m</mi>
                    </msub>
                  </mrow>
                </mrow>
              </mrow>
              <mo fence="true" stretchy="false">)</mo>
            </mrow>
            <mo stretchy="false">∗</mo>
            <mi>G</mi>
          </mrow>
          <mo stretchy="false">+</mo>
          <mrow>
            <mrow>
              <mo fence="true" stretchy="false">(</mo>
              <mrow>
                <mrow>
                  <mi>r</mi>
                  <mo stretchy="false">∗</mo>
                  <msub>
                    <mi>s</mi>
                    <mi>m</mi>
                  </msub>
                </mrow>
              </mrow>
              <mo fence="true" stretchy="false">)</mo>
            </mrow>
            <mo stretchy="false">∗</mo>
            <msub>
              <mi>d</mi>
              <mi>p</mi>
            </msub>
          </mrow>
        </mrow>
      </mrow>
    </mrow>
    <annotation encoding="StarMath 5.0">R' = ( hash(m )* s_{m} )*G + ( r * s_{m}  )* d_{p} </annotation>
  </semantics>
</math>
</file>

<file path=Object 19/content.xml><?xml version="1.0" encoding="utf-8"?>
<math xmlns="http://www.w3.org/1998/Math/MathML" display="block">
  <semantics>
    <mrow>
      <mi>R</mi>
      <mrow>
        <msub>
          <mi>'</mi>
          <mi>x</mi>
        </msub>
        <mo stretchy="false">=</mo>
        <msub>
          <mi>P</mi>
          <mi>x</mi>
        </msub>
      </mrow>
    </mrow>
    <annotation encoding="StarMath 5.0">R'_{x} = P_{x} </annotation>
  </semantics>
</math>
</file>

<file path=Object 2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{2} = x^{3} + ax + b</annotation>
  </semantics>
</math>
</file>

<file path=Object 20/content.xml><?xml version="1.0" encoding="utf-8"?>
<math xmlns="http://www.w3.org/1998/Math/MathML" display="block">
  <semantics>
    <msub>
      <mi>d</mi>
      <mi>p</mi>
    </msub>
    <annotation encoding="StarMath 5.0">d_{p} 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3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sup>
          <mi mathvariant="italic">ax</mi>
          <mn>2</mn>
        </msup>
        <mo stretchy="false">+</mo>
        <mi>x</mi>
      </mrow>
    </mrow>
    <annotation encoding="StarMath 5.0">y^{2} = x^{3} + ax^{2} + x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i mathvariant="italic">ax</mi>
          <mo stretchy="false">+</mo>
          <mi>b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 + b ( mod p )</annotation>
  </semantics>
</math>
</file>

<file path=Object 5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sup>
            <mi mathvariant="italic">ax</mi>
            <mn>2</mn>
          </msup>
          <mo stretchy="false">+</mo>
          <mi>x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^{2} + x( mod p )</annotation>
  </semantics>
</math>
</file>

<file path=Object 6/content.xml><?xml version="1.0" encoding="utf-8"?>
<math xmlns="http://www.w3.org/1998/Math/MathML" display="block">
  <semantics>
    <mrow>
      <mi>P</mi>
      <mo stretchy="false">=</mo>
      <mrow>
        <mi>k</mi>
        <mo stretchy="false">∗</mo>
        <mi>G</mi>
      </mrow>
    </mrow>
    <annotation encoding="StarMath 5.0">P = k * G</annotation>
  </semantics>
</math>
</file>

<file path=Object 7/content.xml><?xml version="1.0" encoding="utf-8"?>
<math xmlns="http://www.w3.org/1998/Math/MathML" display="block">
  <semantics>
    <mrow>
      <mi>r</mi>
      <mo stretchy="false">=</mo>
      <msub>
        <mi>P</mi>
        <mi>x</mi>
      </msub>
    </mrow>
    <annotation encoding="StarMath 5.0">r = P_{x}  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sup>
          <mi>k</mi>
          <mrow>
            <mo stretchy="false">−</mo>
            <mn>1</mn>
          </mrow>
        </msup>
      </mrow>
      <mrow>
        <mo fence="true" stretchy="false">(</mo>
        <mrow>
          <mrow>
            <mi mathvariant="italic">hash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+</mo>
              <mrow>
                <msub>
                  <mi>d</mi>
                  <mi>v</mi>
                </msub>
                <mo stretchy="false">∗</mo>
                <msub>
                  <mi>P</mi>
                  <mi>x</mi>
                </msub>
              </mrow>
            </mrow>
          </mrow>
        </mrow>
        <mo fence="true" stretchy="false">)</mo>
      </mrow>
      <mi mathvariant="italic">mod</mi>
      <mi>n</mi>
    </mrow>
    <annotation encoding="StarMath 5.0">s = k^{-1} ( hash(m) + d_{v}* P_{x}   )mod n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